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-14021" calcext:value-type="float">
            <text:p>-14021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22915" calcext:value-type="float">
            <text:p>22915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No Bravery by James Blunt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-10055" calcext:value-type="float">
            <text:p>-10055</text:p>
          </table:table-cell>
          <table:table-cell/>
          <table:table-cell table:formula="of:=[.H91]+[.G92]" office:value-type="float" office:value="22915" calcext:value-type="float">
            <text:p>22915</text:p>
          </table:table-cell>
          <table:table-cell/>
          <table:table-cell table:formula="of:=[.I92]-[.I91]"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22915" calcext:value-type="float">
            <text:p>22915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22915" calcext:value-type="float">
            <text:p>22915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22915" calcext:value-type="float">
            <text:p>22915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22915" calcext:value-type="float">
            <text:p>22915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22915" calcext:value-type="float">
            <text:p>22915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22915" calcext:value-type="float">
            <text:p>22915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22915" calcext:value-type="float">
            <text:p>22915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22915" calcext:value-type="float">
            <text:p>22915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22915" calcext:value-type="float">
            <text:p>22915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22915" calcext:value-type="float">
            <text:p>22915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2915" calcext:value-type="float">
            <text:p>22915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2915" calcext:value-type="float">
            <text:p>22915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2915" calcext:value-type="float">
            <text:p>22915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2915" calcext:value-type="float">
            <text:p>22915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2915" calcext:value-type="float">
            <text:p>22915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2915" calcext:value-type="float">
            <text:p>22915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2915" calcext:value-type="float">
            <text:p>22915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/00/0000</text:date>, <text:time style:data-style-name="N2" text:time-value="17:00:05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8-26T17:00:55.376000000</dc:date>
    <meta:editing-cycles>98</meta:editing-cycles>
    <meta:editing-duration>P18DT13H1M9S</meta:editing-duration>
    <meta:generator>LibreOffice/6.1.0.3$Windows_X86_64 LibreOffice_project/efb621ed25068d70781dc026f7e9c5187a4decd1</meta:generator>
    <meta:document-statistic meta:table-count="1" meta:cell-count="97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